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сти, прости, прости….<text:line-break/>Говорю тебе это всю жизнь….<text:line-break/>И мне уже почти совсем не больно…<text:line-break/>И мне уже почти совсем не страшно….<text:line-break/>Но только почти…<text:line-break/>Твой голос помогает навсегда…..<text:line-break/>Я очень-очень-очень боюсь….<text:line-break/>Что больше не услышу ласковое «да!»....<text:line-break/>Я знаю, ты совсем-совсем-совсем обижена….<text:line-break/>Как будто из монашенок расстрижена-<text:line-break/>И у тебя есть законное право на это…-<text:line-break/>О, как это похоже на вендетту…<text:line-break/>И мне так страшно смотреть-<text:line-break/>Как часто ты пытаешься для меня умереть… <text:line-break/>И я кричу: «Смотри на себя и сразу на Майкла!»….<text:line-break/>«Подумай о своих родителях и о самом добром Творителе….<text:line-break/>И просто обо мне…. Как грустно будет думать о тебе… <text:line-break/>Зная, что больше ты совсем не вернешься…<text:line-break/>И никогда не коснешься меня легко губами!»…<text:line-break/>Но знай: моя  надежда никогда не умирает….. </text:p>
      <text:p text:style-name="P1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49:28.32</meta:creation-date>
    <meta:document-statistic meta:table-count="0" meta:image-count="0" meta:object-count="0" meta:page-count="1" meta:paragraph-count="2" meta:word-count="124" meta:character-count="745"/>
    <dc:date>2011-10-04T19:49:54.27</dc:date>
    <dc:creator>Елизавета Чижикова</dc:creator>
    <meta:editing-duration>PT26S</meta:editing-duration>
    <meta:editing-cycles>1</meta:editing-cycles>
    <meta:generator>OpenOffice.org/3.3$Win32 OpenOffice.org_project/330m20$Build-9567</meta:generator>
  </office:meta>
</office:document-meta>
</file>